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9e3f" officeooo:paragraph-rsid="001a9e3f"/>
    </style:style>
    <style:style style:name="P2" style:family="paragraph" style:parent-style-name="Standard">
      <style:paragraph-properties fo:text-align="start" style:justify-single-word="false"/>
      <style:text-properties officeooo:rsid="001a9e3f" officeooo:paragraph-rsid="001a9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5 BFS</text:p>
      <text:p text:style-name="Standard">#include&lt;stdio.h&gt;</text:p>
      <text:p text:style-name="Standard"><text:s/></text:p>
      <text:p text:style-name="Standard">int queue[10000];</text:p>
      <text:p text:style-name="Standard">int front=-1;</text:p>
      <text:p text:style-name="Standard">rear=-1;</text:p>
      <text:p text:style-name="Standard"><text:s/></text:p>
      <text:p text:style-name="Standard">void add(int val)</text:p>
      <text:p text:style-name="Standard">{</text:p>
      <text:p text:style-name="Standard"><text:s text:c="4"/>if(rear == -1)</text:p>
      <text:p text:style-name="Standard"><text:s text:c="4"/>{</text:p>
      <text:p text:style-name="Standard"><text:s text:c="8"/>front = rear = 0;</text:p>
      <text:p text:style-name="Standard"><text:s text:c="8"/>queue[rear] = val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queue[++rear] = val;</text:p>
      <text:p text:style-name="Standard"><text:s text:c="4"/>}</text:p>
      <text:p text:style-name="Standard">}</text:p>
      <text:p text:style-name="Standard"><text:s/></text:p>
      <text:p text:style-name="Standard">int poll()</text:p>
      <text:p text:style-name="Standard">{</text:p>
      <text:p text:style-name="Standard"><text:s text:c="4"/>front++;</text:p>
      <text:p text:style-name="Standard"><text:s text:c="4"/>return queue[front-1];</text:p>
      <text:p text:style-name="Standard">}</text:p>
      <text:p text:style-name="Standard"><text:s/></text:p>
      <text:p text:style-name="Standard">int main()</text:p>
      <text:p text:style-name="Standard">{</text:p>
      <text:p text:style-name="Standard"><text:s text:c="4"/>int N, row, col, source;</text:p>
      <text:p text:style-name="Standard"><text:s text:c="4"/>scanf("%d %d", &amp;N, &amp;source);</text:p>
      <text:p text:style-name="Standard"><text:s text:c="4"/>if(N &lt; 1 || N &gt; 20)</text:p>
      <text:p text:style-name="Standard"><text:s text:c="4"/>{</text:p>
      <text:p text:style-name="Standard"><text:s text:c="8"/>printf("N not in boundary");</text:p>
      <text:p text:style-name="Standard"><text:s text:c="4"/>}</text:p>
      <text:p text:style-name="Standard"><text:s text:c="4"/>if(source &lt; 1 || source &gt; N)</text:p>
      <text:p text:style-name="Standard"><text:s text:c="4"/>{</text:p>
      <text:p text:style-name="Standard"><text:s text:c="8"/>printf("Source node is invalid");</text:p>
      <text:p text:style-name="Standard"><text:s text:c="4"/>}</text:p>
      <text:p text:style-name="Standard"><text:s text:c="4"/>int adjMatrix[N+1][N+1];</text:p>
      <text:p text:style-name="Standard"><text:s text:c="4"/>for(row=1; row&lt;=N; row++)</text:p>
      <text:p text:style-name="Standard"><text:s text:c="4"/>{</text:p>
      <text:p text:style-name="Standard"><text:s text:c="8"/>for(col=1; col&lt;=N; col++)</text:p>
      <text:p text:style-name="Standard"><text:s text:c="8"/>{</text:p>
      <text:p text:style-name="Standard"><text:s text:c="12"/>scanf("%d", &amp;adjMatrix[row][col]);</text:p>
      <text:p text:style-name="Standard"><text:s text:c="12"/>if(adjMatrix[row][col] != 0 &amp;&amp; adjMatrix[row][col] != 1)</text:p>
      <text:p text:style-name="Standard"><text:s text:c="12"/>{</text:p>
      <text:p text:style-name="Standard"><text:s text:c="16"/>printf("Invalid matrix element"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int visited[N+1];</text:p>
      <text:p text:style-name="Standard"><text:s text:c="4"/>for(col=1; col&lt;=N; col++)</text:p>
      <text:p text:style-name="Standard"><text:soft-page-break/><text:s text:c="4"/>{</text:p>
      <text:p text:style-name="Standard"><text:s text:c="8"/>visited[col] = 0;</text:p>
      <text:p text:style-name="Standard"><text:s text:c="4"/>}</text:p>
      <text:p text:style-name="Standard"><text:s text:c="4"/>visited[source] = 1;</text:p>
      <text:p text:style-name="Standard"><text:s text:c="4"/>add(source);</text:p>
      <text:p text:style-name="Standard"><text:s text:c="4"/>while(rear &gt;= front)</text:p>
      <text:p text:style-name="Standard"><text:s text:c="4"/>{</text:p>
      <text:p text:style-name="Standard"><text:s text:c="8"/>int curr = poll();</text:p>
      <text:p text:style-name="Standard"><text:s text:c="8"/>printf("%d ", curr);</text:p>
      <text:p text:style-name="Standard"><text:s text:c="8"/>for(col=1; col&lt;=N; col++)</text:p>
      <text:p text:style-name="Standard"><text:s text:c="8"/>{</text:p>
      <text:p text:style-name="Standard"><text:s text:c="12"/>if(adjMatrix[curr][col] ==1 &amp;&amp; <text:s/>visited[col] == 0)</text:p>
      <text:p text:style-name="Standard"><text:s text:c="12"/>{</text:p>
      <text:p text:style-name="Standard"><text:s text:c="16"/>add(col);</text:p>
      <text:p text:style-name="Standard"><text:s text:c="16"/>visited[col] = 1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P1">Part 6 -</text:p>
      <text:p text:style-name="P1"/>
      <text:p text:style-name="P2">#include&lt;stdio.h&gt;</text:p>
      <text:p text:style-name="P2">int N;</text:p>
      <text:p text:style-name="P2">void dfs(int adjMatrix[N+1][N+1], int curr, int visited[N+1])</text:p>
      <text:p text:style-name="P2">{</text:p>
      <text:p text:style-name="P2"><text:s text:c="4"/>int col;</text:p>
      <text:p text:style-name="P2"><text:s text:c="4"/>printf("%d ", curr);</text:p>
      <text:p text:style-name="P2"><text:s text:c="4"/>visited[curr] = 1;</text:p>
      <text:p text:style-name="P2"><text:s text:c="4"/>for(col=1; col&lt;=N; col++)</text:p>
      <text:p text:style-name="P2"><text:s text:c="4"/>{</text:p>
      <text:p text:style-name="P2"><text:s text:c="8"/>if(adjMatrix[curr][col] ==1 &amp;&amp; <text:s/>visited[col] == 0)</text:p>
      <text:p text:style-name="P2"><text:s text:c="8"/>{</text:p>
      <text:p text:style-name="P2"><text:s text:c="12"/>dfs(adjMatrix, col,visited);</text:p>
      <text:p text:style-name="P2"><text:s text:c="8"/>}</text:p>
      <text:p text:style-name="P2"><text:s text:c="4"/>}</text:p>
      <text:p text:style-name="P2">}</text:p>
      <text:p text:style-name="P2">int main()</text:p>
      <text:p text:style-name="P2">{</text:p>
      <text:p text:style-name="P2"><text:s text:c="4"/>int row, col, source;</text:p>
      <text:p text:style-name="P2"><text:s text:c="4"/>scanf("%d %d", &amp;N, &amp;source);</text:p>
      <text:p text:style-name="P2"><text:s text:c="4"/>if(N &lt; 1 || N &gt; 20)</text:p>
      <text:p text:style-name="P2"><text:s text:c="4"/>{</text:p>
      <text:p text:style-name="P2"><text:s text:c="8"/>printf("N not in boundary");</text:p>
      <text:p text:style-name="P2"><text:s text:c="4"/>}</text:p>
      <text:p text:style-name="P2"><text:s text:c="4"/>if(source &lt; 1 || source &gt; N)</text:p>
      <text:p text:style-name="P2"><text:s text:c="4"/>{</text:p>
      <text:p text:style-name="P2"><text:s text:c="8"/>printf("Source node is invalid");</text:p>
      <text:p text:style-name="P2"><text:s text:c="4"/>}</text:p>
      <text:p text:style-name="P2"><text:s text:c="4"/>int adjMatrix[N+1][N+1];</text:p>
      <text:p text:style-name="P2"><text:s text:c="4"/>for(row=1; row&lt;=N; row++)</text:p>
      <text:p text:style-name="P2"><text:soft-page-break/><text:s text:c="4"/>{</text:p>
      <text:p text:style-name="P2"><text:s text:c="8"/>for(col=1; col&lt;=N; col++)</text:p>
      <text:p text:style-name="P2"><text:s text:c="8"/>{</text:p>
      <text:p text:style-name="P2"><text:s text:c="12"/>scanf("%d", &amp;adjMatrix[row][col]);</text:p>
      <text:p text:style-name="P2"><text:s text:c="12"/>if(adjMatrix[row][col] != 0 &amp;&amp; adjMatrix[row][col] != 1)</text:p>
      <text:p text:style-name="P2"><text:s text:c="12"/>{</text:p>
      <text:p text:style-name="P2"><text:s text:c="16"/>printf("Invalid matrix element");</text:p>
      <text:p text:style-name="P2"><text:s text:c="12"/>}</text:p>
      <text:p text:style-name="P2"><text:s text:c="8"/>}</text:p>
      <text:p text:style-name="P2"><text:s text:c="4"/>}</text:p>
      <text:p text:style-name="P2"><text:s text:c="4"/>int visited[N+1];</text:p>
      <text:p text:style-name="P2"><text:s text:c="4"/>for(col=1; col&lt;=N; col++)</text:p>
      <text:p text:style-name="P2"><text:s text:c="4"/>{</text:p>
      <text:p text:style-name="P2"><text:s text:c="8"/>visited[col] = 0;</text:p>
      <text:p text:style-name="P2"><text:s text:c="4"/>}</text:p>
      <text:p text:style-name="P2"><text:s text:c="4"/>dfs(adjMatrix,source,visited);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0:05:44.514248771</meta:creation-date>
    <dc:date>2022-05-27T10:07:47.276349905</dc:date>
    <meta:editing-duration>PT2M3S</meta:editing-duration>
    <meta:editing-cycles>1</meta:editing-cycles>
    <meta:document-statistic meta:table-count="0" meta:image-count="0" meta:object-count="0" meta:page-count="3" meta:paragraph-count="120" meta:word-count="265" meta:character-count="2184" meta:non-whitespace-character-count="1421"/>
    <meta:generator>LibreOffice/6.4.7.2$Linux_X86_64 LibreOffice_project/40$Build-2</meta:generator>
  </office:meta>
</office:document-meta>
</file>